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run_DTINet</text:p>
      <text:p text:style-name="Standard">Repetition #1</text:p>
      <text:p text:style-name="Standard">Train data: 1731 positives, 1731 negatives</text:p>
      <text:p text:style-name="Standard">Test data: 192 positives, 192 negatives</text:p>
      <text:p text:style-name="Standard">Fold 1, Train: AUROC=0.982514 AUPR=0.982734; Test: AUROC=0.898383, AUPR=0.916986</text:p>
      <text:p text:style-name="Standard">Train data: 1731 positives, 1731 negatives</text:p>
      <text:p text:style-name="Standard">Test data: 192 positives, 192 negatives</text:p>
      <text:p text:style-name="Standard">Fold 2, Train: AUROC=0.979960 AUPR=0.980746; Test: AUROC=0.926676, AUPR=0.938896</text:p>
      <text:p text:style-name="Standard">Train data: 1731 positives, 1730 negatives</text:p>
      <text:p text:style-name="Standard">Test data: 192 positives, 193 negatives</text:p>
      <text:p text:style-name="Standard">Fold 3, Train: AUROC=0.982537 AUPR=0.982995; Test: AUROC=0.907653, AUPR=0.926295</text:p>
      <text:p text:style-name="Standard">Train data: 1730 positives, 1731 negatives</text:p>
      <text:p text:style-name="Standard">Test data: 193 positives, 192 negatives</text:p>
      <text:p text:style-name="Standard">Fold 4, Train: AUROC=0.982850 AUPR=0.983178; Test: AUROC=0.907761, AUPR=0.928101</text:p>
      <text:p text:style-name="Standard">Train data: 1731 positives, 1731 negatives</text:p>
      <text:p text:style-name="Standard">Test data: 192 positives, 192 negatives</text:p>
      <text:p text:style-name="Standard">Fold 5, Train: AUROC=0.982969 AUPR=0.983163; Test: AUROC=0.871067, AUPR=0.905400</text:p>
      <text:p text:style-name="Standard">Train data: 1731 positives, 1731 negatives</text:p>
      <text:p text:style-name="Standard">Test data: 192 positives, 192 negatives</text:p>
      <text:p text:style-name="Standard">Fold 6, Train: AUROC=0.981688 AUPR=0.982021; Test: AUROC=0.906494, AUPR=0.921616</text:p>
      <text:p text:style-name="Standard">Train data: 1731 positives, 1731 negatives</text:p>
      <text:p text:style-name="Standard">Test data: 192 positives, 192 negatives</text:p>
      <text:p text:style-name="Standard">Fold 7, Train: AUROC=0.979605 AUPR=0.980209; Test: AUROC=0.926378, AUPR=0.937783</text:p>
      <text:p text:style-name="Standard">Train data: 1730 positives, 1730 negatives</text:p>
      <text:p text:style-name="Standard">Test data: 193 positives, 193 negatives</text:p>
      <text:p text:style-name="Standard">Fold 8, Train: AUROC=0.981720 AUPR=0.982236; Test: AUROC=0.900400, AUPR=0.924283</text:p>
      <text:p text:style-name="Standard">Train data: 1730 positives, 1731 negatives</text:p>
      <text:p text:style-name="Standard">Test data: 193 positives, 192 negatives</text:p>
      <text:p text:style-name="Standard">Fold 9, Train: AUROC=0.981666 AUPR=0.982169; Test: AUROC=0.890544, AUPR=0.908478</text:p>
      <text:p text:style-name="Standard">Train data: 1731 positives, 1730 negatives</text:p>
      <text:p text:style-name="Standard">Test data: 192 positives, 193 negatives</text:p>
      <text:p text:style-name="Standard">Fold 10, Train: AUROC=0.982226 AUPR=0.982700; Test: AUROC=0.898019, AUPR=0.917928</text:p>
      <text:p text:style-name="Standard">Repetition #2</text:p>
      <text:p text:style-name="Standard">Train data: 1731 positives, 1731 negatives</text:p>
      <text:p text:style-name="Standard">Test data: 192 positives, 192 negatives</text:p>
      <text:p text:style-name="Standard">Fold 1, Train: AUROC=0.978113 AUPR=0.978663; Test: AUROC=0.915934, AUPR=0.928591</text:p>
      <text:p text:style-name="Standard">Train data: 1731 positives, 1731 negatives</text:p>
      <text:p text:style-name="Standard">Test data: 192 positives, 192 negatives</text:p>
      <text:p text:style-name="Standard">Fold 2, Train: AUROC=0.979125 AUPR=0.979010; Test: AUROC=0.910889, AUPR=0.932686</text:p>
      <text:p text:style-name="Standard">Train data: 1730 positives, 1731 negatives</text:p>
      <text:p text:style-name="Standard">Test data: 193 positives, 192 negatives</text:p>
      <text:p text:style-name="Standard">Fold 3, Train: AUROC=0.979925 AUPR=0.980467; Test: AUROC=0.892514, AUPR=0.908694</text:p>
      <text:p text:style-name="Standard">Train data: 1731 positives, 1731 negatives</text:p>
      <text:p text:style-name="Standard">Test data: 192 positives, 192 negatives</text:p>
      <text:p text:style-name="Standard">Fold 4, Train: AUROC=0.979214 AUPR=0.979217; Test: AUROC=0.899441, AUPR=0.922962</text:p>
      <text:p text:style-name="Standard">Train data: 1730 positives, 1731 negatives</text:p>
      <text:p text:style-name="Standard">Test data: 193 positives, 192 negatives</text:p>
      <text:p text:style-name="Standard">Fold 5, Train: AUROC=0.979818 AUPR=0.980445; Test: AUROC=0.893135, AUPR=0.909635</text:p>
      <text:p text:style-name="Standard">Train data: 1731 positives, 1731 negatives</text:p>
      <text:p text:style-name="Standard"><text:soft-page-break/>Test data: 192 positives, 192 negatives</text:p>
      <text:p text:style-name="Standard">Fold 6, Train: AUROC=0.980120 AUPR=0.980524; Test: AUROC=0.894423, AUPR=0.912773</text:p>
      <text:p text:style-name="Standard">Train data: 1730 positives, 1730 negatives</text:p>
      <text:p text:style-name="Standard">Test data: 193 positives, 193 negatives</text:p>
      <text:p text:style-name="Standard">Fold 7, Train: AUROC=0.981421 AUPR=0.980952; Test: AUROC=0.872158, AUPR=0.902773</text:p>
      <text:p text:style-name="Standard">Train data: 1731 positives, 1730 negatives</text:p>
      <text:p text:style-name="Standard">Test data: 192 positives, 193 negatives</text:p>
      <text:p text:style-name="Standard">Fold 8, Train: AUROC=0.979428 AUPR=0.979922; Test: AUROC=0.904658, AUPR=0.925151</text:p>
      <text:p text:style-name="Standard">Train data: 1731 positives, 1730 negatives</text:p>
      <text:p text:style-name="Standard">Test data: 192 positives, 193 negatives</text:p>
      <text:p text:style-name="Standard">Fold 9, Train: AUROC=0.979934 AUPR=0.980356; Test: AUROC=0.899449, AUPR=0.918636</text:p>
      <text:p text:style-name="Standard">Train data: 1731 positives, 1731 negatives</text:p>
      <text:p text:style-name="Standard">Test data: 192 positives, 192 negatives</text:p>
      <text:p text:style-name="Standard">Fold 10, Train: AUROC=0.978445 AUPR=0.978655; Test: AUROC=0.909858, AUPR=0.928689</text:p>
      <text:p text:style-name="Standard">Repetition #3</text:p>
      <text:p text:style-name="Standard">Train data: 1730 positives, 1731 negatives</text:p>
      <text:p text:style-name="Standard">Test data: 193 positives, 192 negatives</text:p>
      <text:p text:style-name="Standard">Fold 1, Train: AUROC=0.978227 AUPR=0.978118; Test: AUROC=0.882448, AUPR=0.905764</text:p>
      <text:p text:style-name="Standard">Train data: 1731 positives, 1731 negatives</text:p>
      <text:p text:style-name="Standard">Test data: 192 positives, 192 negatives</text:p>
      <text:p text:style-name="Standard">Fold 2, Train: AUROC=0.976707 AUPR=0.977238; Test: AUROC=0.878608, AUPR=0.899264</text:p>
      <text:p text:style-name="Standard">Train data: 1731 positives, 1730 negatives</text:p>
      <text:p text:style-name="Standard">Test data: 192 positives, 193 negatives</text:p>
      <text:p text:style-name="Standard">Fold 3, Train: AUROC=0.977239 AUPR=0.976929; Test: AUROC=0.882502, AUPR=0.910931</text:p>
      <text:p text:style-name="Standard">Train data: 1730 positives, 1731 negatives</text:p>
      <text:p text:style-name="Standard">Test data: 193 positives, 192 negatives</text:p>
      <text:p text:style-name="Standard">Fold 4, Train: AUROC=0.976276 AUPR=0.976057; Test: AUROC=0.922442, AUPR=0.938613</text:p>
      <text:p text:style-name="Standard">Train data: 1731 positives, 1731 negatives</text:p>
      <text:p text:style-name="Standard">Test data: 192 positives, 192 negatives</text:p>
      <text:p text:style-name="Standard">Fold 5, Train: AUROC=0.975126 AUPR=0.975211; Test: AUROC=0.919189, AUPR=0.936926</text:p>
      <text:p text:style-name="Standard">Train data: 1731 positives, 1731 negatives</text:p>
      <text:p text:style-name="Standard">Test data: 192 positives, 192 negatives</text:p>
      <text:p text:style-name="Standard">Fold 6, Train: AUROC=0.977897 AUPR=0.977382; Test: AUROC=0.883219, AUPR=0.907955</text:p>
      <text:p text:style-name="Standard">Train data: 1731 positives, 1730 negatives</text:p>
      <text:p text:style-name="Standard">Test data: 192 positives, 193 negatives</text:p>
      <text:p text:style-name="Standard">Fold 7, Train: AUROC=0.979756 AUPR=0.979511; Test: AUROC=0.895644, AUPR=0.907495</text:p>
      <text:p text:style-name="Standard">Train data: 1731 positives, 1730 negatives</text:p>
      <text:p text:style-name="Standard">Test data: 192 positives, 193 negatives</text:p>
      <text:p text:style-name="Standard">Fold 8, Train: AUROC=0.977612 AUPR=0.977480; Test: AUROC=0.895078, AUPR=0.915390</text:p>
      <text:p text:style-name="Standard">Train data: 1731 positives, 1731 negatives</text:p>
      <text:p text:style-name="Standard">Test data: 192 positives, 192 negatives</text:p>
      <text:p text:style-name="Standard">Fold 9, Train: AUROC=0.977870 AUPR=0.977709; Test: AUROC=0.903158, AUPR=0.918706</text:p>
      <text:p text:style-name="Standard">Train data: 1730 positives, 1731 negatives</text:p>
      <text:p text:style-name="Standard">Test data: 193 positives, 192 negatives</text:p>
      <text:p text:style-name="Standard">Fold 10, Train: AUROC=0.978427 AUPR=0.978210; Test: AUROC=0.915749, AUPR=0.928441</text:p>
      <text:p text:style-name="Standard">Repetition #4</text:p>
      <text:p text:style-name="Standard">Train data: 1731 positives, 1731 negatives</text:p>
      <text:p text:style-name="Standard">Test data: 192 positives, 192 negatives</text:p>
      <text:p text:style-name="Standard">Fold 1, Train: AUROC=0.979373 AUPR=0.978792; Test: AUROC=0.890245, AUPR=0.910463</text:p>
      <text:p text:style-name="Standard"><text:soft-page-break/>Train data: 1731 positives, 1730 negatives</text:p>
      <text:p text:style-name="Standard">Test data: 192 positives, 193 negatives</text:p>
      <text:p text:style-name="Standard">Fold 2, Train: AUROC=0.980314 AUPR=0.979372; Test: AUROC=0.898721, AUPR=0.920795</text:p>
      <text:p text:style-name="Standard">Train data: 1731 positives, 1730 negatives</text:p>
      <text:p text:style-name="Standard">Test data: 192 positives, 193 negatives</text:p>
      <text:p text:style-name="Standard">Fold 3, Train: AUROC=0.979526 AUPR=0.979103; Test: AUROC=0.916829, AUPR=0.925207</text:p>
      <text:p text:style-name="Standard">Train data: 1731 positives, 1730 negatives</text:p>
      <text:p text:style-name="Standard">Test data: 192 positives, 193 negatives</text:p>
      <text:p text:style-name="Standard">Fold 4, Train: AUROC=0.978223 AUPR=0.977420; Test: AUROC=0.881693, AUPR=0.909791</text:p>
      <text:p text:style-name="Standard">Train data: 1731 positives, 1731 negatives</text:p>
      <text:p text:style-name="Standard">Test data: 192 positives, 192 negatives</text:p>
      <text:p text:style-name="Standard">Fold 5, Train: AUROC=0.978801 AUPR=0.977591; Test: AUROC=0.908990, AUPR=0.928896</text:p>
      <text:p text:style-name="Standard">Train data: 1730 positives, 1731 negatives</text:p>
      <text:p text:style-name="Standard">Test data: 193 positives, 192 negatives</text:p>
      <text:p text:style-name="Standard">Fold 6, Train: AUROC=0.978734 AUPR=0.978055; Test: AUROC=0.906088, AUPR=0.925093</text:p>
      <text:p text:style-name="Standard">Train data: 1730 positives, 1731 negatives</text:p>
      <text:p text:style-name="Standard">Test data: 193 positives, 192 negatives</text:p>
      <text:p text:style-name="Standard">Fold 7, Train: AUROC=0.978653 AUPR=0.977797; Test: AUROC=0.905440, AUPR=0.923663</text:p>
      <text:p text:style-name="Standard">Train data: 1731 positives, 1731 negatives</text:p>
      <text:p text:style-name="Standard">Test data: 192 positives, 192 negatives</text:p>
      <text:p text:style-name="Standard">Fold 8, Train: AUROC=0.979617 AUPR=0.979133; Test: AUROC=0.881727, AUPR=0.903872</text:p>
      <text:p text:style-name="Standard">Train data: 1731 positives, 1731 negatives</text:p>
      <text:p text:style-name="Standard">Test data: 192 positives, 192 negatives</text:p>
      <text:p text:style-name="Standard">Fold 9, Train: AUROC=0.978739 AUPR=0.978033; Test: AUROC=0.900960, AUPR=0.916582</text:p>
      <text:p text:style-name="Standard">Train data: 1730 positives, 1731 negatives</text:p>
      <text:p text:style-name="Standard">Test data: 193 positives, 192 negatives</text:p>
      <text:p text:style-name="Standard">Fold 10, Train: AUROC=0.979042 AUPR=0.978685; Test: AUROC=0.901581, AUPR=0.918001</text:p>
      <text:p text:style-name="Standard">Repetition #5</text:p>
      <text:p text:style-name="Standard">Train data: 1731 positives, 1730 negatives</text:p>
      <text:p text:style-name="Standard">Test data: 192 positives, 193 negatives</text:p>
      <text:p text:style-name="Standard">Fold 1, Train: AUROC=0.980938 AUPR=0.981310; Test: AUROC=0.897641, AUPR=0.919529</text:p>
      <text:p text:style-name="Standard">Train data: 1731 positives, 1731 negatives</text:p>
      <text:p text:style-name="Standard">Test data: 192 positives, 192 negatives</text:p>
      <text:p text:style-name="Standard">Fold 2, Train: AUROC=0.980157 AUPR=0.980583; Test: AUROC=0.913547, AUPR=0.925313</text:p>
      <text:p text:style-name="Standard">Train data: 1730 positives, 1731 negatives</text:p>
      <text:p text:style-name="Standard">Test data: 193 positives, 192 negatives</text:p>
      <text:p text:style-name="Standard">Fold 3, Train: AUROC=0.983414 AUPR=0.982871; Test: AUROC=0.908409, AUPR=0.926301</text:p>
      <text:p text:style-name="Standard">Train data: 1731 positives, 1731 negatives</text:p>
      <text:p text:style-name="Standard">Test data: 192 positives, 192 negatives</text:p>
      <text:p text:style-name="Standard">Fold 4, Train: AUROC=0.981024 AUPR=0.981065; Test: AUROC=0.935601, AUPR=0.947961</text:p>
      <text:p text:style-name="Standard">Train data: 1731 positives, 1730 negatives</text:p>
      <text:p text:style-name="Standard">Test data: 192 positives, 193 negatives</text:p>
      <text:p text:style-name="Standard">Fold 5, Train: AUROC=0.980856 AUPR=0.980768; Test: AUROC=0.910325, AUPR=0.930659</text:p>
      <text:p text:style-name="Standard">Train data: 1731 positives, 1731 negatives</text:p>
      <text:p text:style-name="Standard">Test data: 192 positives, 192 negatives</text:p>
      <text:p text:style-name="Standard">Fold 6, Train: AUROC=0.981728 AUPR=0.981361; Test: AUROC=0.911702, AUPR=0.928470</text:p>
      <text:p text:style-name="Standard">Train data: 1730 positives, 1730 negatives</text:p>
      <text:p text:style-name="Standard">Test data: 193 positives, 193 negatives</text:p>
      <text:p text:style-name="Standard">Fold 7, Train: AUROC=0.981570 AUPR=0.981773; Test: AUROC=0.861902, AUPR=0.891503</text:p>
      <text:p text:style-name="Standard"><text:soft-page-break/>Train data: 1731 positives, 1731 negatives</text:p>
      <text:p text:style-name="Standard">Test data: 192 positives, 192 negatives</text:p>
      <text:p text:style-name="Standard">Fold 8, Train: AUROC=0.981479 AUPR=0.981434; Test: AUROC=0.910455, AUPR=0.929723</text:p>
      <text:p text:style-name="Standard">Train data: 1731 positives, 1731 negatives</text:p>
      <text:p text:style-name="Standard">Test data: 192 positives, 192 negatives</text:p>
      <text:p text:style-name="Standard">Fold 9, Train: AUROC=0.982951 AUPR=0.983239; Test: AUROC=0.918810, AUPR=0.931944</text:p>
      <text:p text:style-name="Standard">Train data: 1730 positives, 1731 negatives</text:p>
      <text:p text:style-name="Standard">Test data: 193 positives, 192 negatives</text:p>
      <text:p text:style-name="Standard">Fold 10, Train: AUROC=0.982604 AUPR=0.982206; Test: AUROC=0.874298, AUPR=0.900269</text:p>
      <text:p text:style-name="Standard">Repetition #1: AUROC=0.903338, AUPR=0.922577</text:p>
      <text:p text:style-name="Standard">Repetition #2: AUROC=0.899246, AUPR=0.919059</text:p>
      <text:p text:style-name="Standard">Repetition #3: AUROC=0.897804, AUPR=0.916949</text:p>
      <text:p text:style-name="Standard">Repetition #4: AUROC=0.899227, AUPR=0.918236</text:p>
      <text:p text:style-name="Standard">Repetition #5: AUROC=0.904269, AUPR=0.923167</text:p>
      <text:p text:style-name="Standard">Mean: AUROC=0.900777, AUPR=0.91999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4T19:02:07.737642263</meta:creation-date>
    <dc:date>2023-10-04T19:02:54.527655608</dc:date>
    <meta:editing-duration>PT47S</meta:editing-duration>
    <meta:editing-cycles>1</meta:editing-cycles>
    <meta:document-statistic meta:table-count="0" meta:image-count="0" meta:object-count="0" meta:page-count="4" meta:paragraph-count="162" meta:word-count="1035" meta:character-count="8388" meta:non-whitespace-character-count="7515"/>
    <meta:generator>LibreOffice/6.4.7.2$Linux_X86_64 LibreOffice_project/40$Build-2</meta:generator>
  </office:meta>
</office:document-meta>
</file>